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text:s text:c="10"/><text:tab/><text:tab/><text:tab/><text:tab/><text:tab/>concept of padding<text:s text:c="2"/></text:span></text:p>
      <text:p text:style-name="P1"><text:span text:style-name="T2">The padding property in CSS defines the innermost portion of the box model, creating space around an element’s content, inside of any defined margins and/or borders.</text:span></text:p>
      <text:p text:style-name="P1"><text:span text:style-name="T2"/></text:p>
      <text:p text:style-name="P1"><text:span text:style-name="T2">Padding values are set using lengths or percentages, and cannot accept negative values. The initial, or default, value for all padding properties is 0</text:span><text:span text:style-name="T3"><text:s text:c="2"/></text:span></text:p>
      <text:p text:style-name="P1"><text:span text:style-name="T3">If fewer than four values are set, the missing values are assumed based on the ones that are defined. </text:span></text:p>
      <text:p text:style-name="P1"><text:span text:style-name="T3">If three values are declared, it is padding: [top] [left-and-right] [bottom];.</text:span></text:p>
      <text:p text:style-name="P1"><text:span text:style-name="T3"/></text:p>
      <text:p text:style-name="P1"><text:span text:style-name="T3">Any of the individual padding properties can be declared using longhand, in which case you would define only one value per property.</text:span></text:p>
      <text:p text:style-name="P1"><text:span text:style-name="T3">Padding and Element Width Calculations</text:span></text:p>
      <text:p text:style-name="P1"><text:span text:style-name="T3">If an element has a specified width, any padding added to that element will add to the total width of the element. This is often an undesirable result, as it requires that an element’s width be recalculated each time the padding is adjusted. (Note that this also happens with height, but in most cases it is preferred not to give an element a set height.) </text:span></text:p>
      <text:p text:style-name="P1"><text:span text:style-name="T3">Uses for Padding</text:span></text:p>
      <text:p text:style-name="P1"><text:span text:style-name="T3">CSS padding determines how content looks within its respective element. You can change CSS padding to achieve the following effects:</text:span></text:p>
      <text:p text:style-name="P1"><text:span text:style-name="T3"/></text:p>
      <text:p text:style-name="P1"><text:span text:style-name="T3">1. Add Space Between Content and Its Border</text:span></text:p>
      <text:p text:style-name="P1"><text:span text:style-name="T3">This is the most common use of padding, and it’s useful for creating whitespace inside your elements.</text:span></text:p>
      <text:p text:style-name="P1"><text:span text:style-name="T3">2. Change the Size of an Element</text:span></text:p>
      <text:p text:style-name="P1"><text:span text:style-name="T3">When you increase the padding value, the content will stay the same size, but you will add more space around the content. This is useful for interactive elements, like buttons, when you want to expand the clickable area.</text:span></text:p>
      <text:p text:style-name="P1"><text:span text:style-name="T3"/></text:p>
      <text:p text:style-name="P1"><text:span text:style-name="T3"><text:tab/><text:tab/><text:tab/><text:tab/><text:tab/>concept of margin</text:span></text:p>
      <text:p text:style-name="P1"><text:span text:style-name="T3">In CSS, a margin is the space around an element’s border, while padding is the space between an element’s border and the element’s content. Put another way, the margin property controls the space outside an element, and the padding property controls the space inside an element.</text:span></text:p>
      <text:p text:style-name="P1"><text:span text:style-name="T3">In general, use margins when you’re adjusting the spacing of an element in relation to another element (i.e a div in relation to another div on the page), and padding when you’re adjusting the look of an individual element (i.e the amount of pixels between the edge of a div and the text within it).</text:span></text:p>
      <text:p text:style-name="P1"><text:span text:style-name="T3"/></text:p>
      <text:p text:style-name="P1"><text:span text:style-name="T3">When you’re adjusting the layout of your design, you’ll need to determine whether to change the margins or the padding to achieve the desired visual effect. In this section, we’ll give some common uses for each property, starting with margins.</text:span></text:p>
      <text:p text:style-name="P1"><text:span text:style-name="T3"/></text:p>
      <text:p text:style-name="P1"><text:span text:style-name="T3">Uses for Margins</text:span></text:p>
      <text:p text:style-name="P1"><text:span text:style-name="T3">CSS margins determine the space surrounding an element. Therefore, margins can be used to...</text:span></text:p>
      <text:p text:style-name="P1"><text:span text:style-name="T3"/></text:p>
      <text:p text:style-name="P1"><text:span text:style-name="T3">1. Change an Element’s Position on the Page</text:span></text:p>
      <text:p text:style-name="P1"><text:span text:style-name="T3">CSS margins can move an element up or down on the page, as well as left or right. If the width of your page is fixed, centering an element horizontally is simple: Just assign the value margin: auto.</text:span></text:p>
      <text:p text:style-name="P1"><text:span text:style-name="T3">2. Set the Distance Between Nearby Elements</text:span></text:p>
      <text:p text:style-name="P1"><text:span text:style-name="T3">Margins determine the amount of space between adjacent elements, or whitespace. Whitespace is important for making web pages visually palatable. For instance, use margins to add space between images or between an image and the text description below it</text:span></text:p>
      <text:p text:style-name="P1"><text:span text:style-name="T3">3. Overlap Elements</text:span></text:p>
      <text:p text:style-name="P1"><text:span text:style-name="T3">On the flip side, a negative margin value lets you overlap page elements. This can come in handy when trying to achieve a broken grid effect.</text:span></text:p>
      <text:p text:style-name="P1"><text:span text:style-name="T3"><text:s text:c="4"/><text:tab/><text:tab/><text:tab/><text:tab/>CSS LEFT </text:span></text:p>
      <text:p text:style-name="P1"><text:span text:style-name="T3">The left property affects the horizontal position of a positioned element. This property has no effect on non-positioned elements.</text:span></text:p>
      <text:p text:style-name="P1"><text:span text:style-name="T3"/></text:p>
      <text:p text:style-name="P1"><text:span text:style-name="T3">If position: absolute; or position: fixed; - the left property sets the left edge of an element to a unit to the left of the left edge of its nearest positioned ancestor.</text:span></text:p>
      <text:p text:style-name="P1"><text:span text:style-name="T3">If position: relative; - the left property sets the left edge of an element to a unit to the left/right of its normal position.</text:span></text:p>
      <text:p text:style-name="P1"><text:span text:style-name="T3">If position: sticky; - the left property behaves like its position is relative when the element is inside the viewport, and like its position is fixed when it is outside.</text:span></text:p>
      <text:p text:style-name="P1"><text:span text:style-name="T3">If position: static; - the left property has no effect.</text:span></text:p>
      <text:p text:style-name="P1"><text:span text:style-name="T3"><text:tab/><text:tab/><text:tab/><text:tab/>CSS RIGHT</text:span></text:p>
      <text:p text:style-name="P1"><text:span text:style-name="T3">The right property affects the horizontal position of a positioned element. This property has no effect on non-positioned elements.</text:span></text:p>
      <text:p text:style-name="P1"><text:span text:style-name="T3"/></text:p>
      <text:p text:style-name="P1"><text:span text:style-name="T3">If position: absolute; or position: fixed; - the right property sets the right edge of an element to a unit to the right of the right edge of its nearest positioned ancestor.</text:span></text:p>
      <text:p text:style-name="P1"><text:span text:style-name="T3">If position: relative; - the right property sets the right edge of an element to a unit to the left/right of its normal position.</text:span></text:p>
      <text:p text:style-name="P1"><text:span text:style-name="T3">If position: sticky; - the right property behaves like its position is relative when the element is inside the viewport, and like its position is fixed when it is outside.</text:span></text:p>
      <text:p text:style-name="P1"><text:span text:style-name="T3">If position: static; - the right property has no effect.</text:span></text:p>
      <text:p text:style-name="P1"><text:span text:style-name="T3"/></text:p>
      <text:p text:style-name="P1"><text:span text:style-name="T3"/></text:p>
      <text:p text:style-name="P1"><text:span text:style-name="T3"><text:tab/><text:tab/><text:tab/><text:tab/>The CSS Box Model</text:span></text:p>
      <text:p text:style-name="P1"><text:span text:style-name="T3">To see how margins and padding work together to set spacing around an element’s content, we can also use the CSS box model. The CSS box model is used for page design and layout. Essentially, every HTML element in a document is wrapped inside a layered box that consists of the margin, border, padding, and content:</text:span></text:p>
      <text:p text:style-name="P1"><text:span text:style-name="T3">Applying height and width to your elements is easier once you understand the CSS box model. To ensure proper alignment, you’ll just need to do some simple math. However, if you’re confused about how the box model works, you could end up with a sloppy layout. To learn more about this concept, see our guide to the CSS box model.</text:span></text:p>
      <text:p text:style-name="P1"><text:span text:style-name="T3"/></text:p>
      <text:p text:style-name="P1"><text:span text:style-name="T3"/></text:p>
      <text:p text:style-name="P2"><draw:frame text:anchor-type="as-char" svg:width="152.40mm" svg:height="110.07mm" style:rel-width="scale" style:rel-height="scale"><draw:object-ole xlink:href="OleObj1"/><draw:image xlink:href="ObjectReplacements/OleObj1"/></draw:frame><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s text:c="104"/></text:span><text:span text:style-name="T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